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Standard" style:master-page-name="MP0">
      <style:paragraph-properties style:page-number="auto" fo:break-before="page"/>
    </style:style>
    <style:style style:name="P3" style:family="paragraph" style:parent-style-name="Heading_20_3">
      <style:paragraph-properties fo:text-align="center" style:justify-single-word="false"/>
      <style:text-properties fo:font-size="32pt" officeooo:rsid="000feb8b" officeooo:paragraph-rsid="000feb8b" style:font-size-asian="32pt" style:font-size-complex="32pt"/>
    </style:style>
    <style:style style:name="P4" style:family="paragraph" style:parent-style-name="Heading_20_3">
      <style:paragraph-properties fo:text-align="end" style:justify-single-word="false"/>
    </style:style>
    <style:style style:name="P5" style:family="paragraph" style:parent-style-name="Heading_20_3">
      <style:paragraph-properties fo:text-align="end" style:justify-single-word="false"/>
      <style:text-properties fo:language="pt" fo:country="BR"/>
    </style:style>
    <style:style style:name="P6" style:family="paragraph" style:parent-style-name="Text_20_body">
      <style:paragraph-properties fo:text-align="end" style:justify-single-word="false"/>
    </style:style>
    <style:style style:name="P7" style:family="paragraph" style:parent-style-name="Text_20_body">
      <style:paragraph-properties fo:text-align="end" style:justify-single-word="false"/>
      <style:text-properties fo:color="#808080" style:font-name="Liberation Sans" fo:font-size="14pt" fo:font-weight="bold" officeooo:rsid="000feb8b" officeooo:paragraph-rsid="000feb8b"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fo:color="#808080" style:font-name="Liberation Sans" fo:font-size="32pt" fo:font-weight="bold" officeooo:rsid="000feb8b" officeooo:paragraph-rsid="000feb8b" style:font-size-asian="32pt" style:font-weight-asian="bold" style:font-size-complex="32pt" style:font-weight-complex="bold"/>
    </style:style>
    <style:style style:name="P9" style:family="paragraph" style:parent-style-name="Text_20_body">
      <style:paragraph-properties fo:text-align="justify" style:justify-single-word="false"/>
      <style:text-properties officeooo:rsid="00106523" officeooo:paragraph-rsid="00106523"/>
    </style:style>
    <style:style style:name="P10" style:family="paragraph" style:parent-style-name="Text_20_body">
      <style:paragraph-properties fo:text-align="justify" style:justify-single-word="false"/>
      <style:text-properties officeooo:rsid="00107ed4" officeooo:paragraph-rsid="00107ed4"/>
    </style:style>
    <style:style style:name="P11" style:family="paragraph" style:parent-style-name="Text_20_body">
      <style:paragraph-properties fo:text-align="justify" style:justify-single-word="false"/>
      <style:text-properties style:use-window-font-color="true" style:font-name="Liberation Sans" fo:font-size="12pt" fo:font-weight="normal" officeooo:rsid="00106523" officeooo:paragraph-rsid="00106523"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style:use-window-font-color="true" style:font-name="Liberation Sans" fo:font-size="12pt" fo:font-weight="normal" officeooo:rsid="00107ed4" officeooo:paragraph-rsid="00107ed4" style:font-size-asian="12pt" style:font-weight-asian="normal" style:font-size-complex="12pt" style:font-weight-complex="normal"/>
    </style:style>
    <style:style style:name="T1" style:family="text">
      <style:text-properties fo:language="pt" fo:country="BR"/>
    </style:style>
    <style:style style:name="T2" style:family="text">
      <style:text-properties fo:language="pt" fo:country="BR" style:language-asian="pt" style:country-asian="BR" style:language-complex="ar" style:country-complex="SA"/>
    </style:style>
    <style:style style:name="T3" style:family="text">
      <style:text-properties officeooo:rsid="000feb8b"/>
    </style:style>
    <style:style style:name="T4" style:family="text">
      <style:text-properties officeooo:rsid="00107ed4"/>
    </style:style>
    <style:style style:name="T5" style:family="text">
      <style:text-properties style:text-underline-style="solid" style:text-underline-width="auto" style:text-underline-color="font-color"/>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Default_20_Paragraph_20_Font"><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 text:outline-level="3">Proyecto #1</text:h>
      <text:p text:style-name="P8">Puntos</text:p>
      <text:p text:style-name="Text_20_body"/>
      <text:p text:style-name="Text_20_body"/>
      <text:p text:style-name="Text_20_body"/>
      <text:p text:style-name="Text_20_body"/>
      <text:p text:style-name="Text_20_body"/>
      <text:p text:style-name="Text_20_body"/>
      <text:p text:style-name="Text_20_body"/>
      <text:h text:style-name="P4" text:outline-level="3">Profesor: <text:span text:style-name="T3">Jaime Gutierrez</text:span></text:h>
      <text:h text:style-name="P4" text:outline-level="3">Curso: <text:span text:style-name="T3">Arquitectura de Computadores</text:span></text:h>
      <text:h text:style-name="P5" text:outline-level="3">Yi<text:span text:style-name="T3">rlany Fonseca</text:span></text:h>
      <text:p text:style-name="P7"><text:span text:style-name="T1">Luis Adrian Mendez Paez</text:span></text:p>
      <text:h text:style-name="P5" text:outline-level="3">I Semestre, 201<text:span text:style-name="T3">6</text:span></text:h>
      <text:p text:style-name="P1"/>
      <text:p text:style-name="P6"/>
      <text:p text:style-name="P11"><text:soft-page-break/>Análisis del problema.</text:p>
      <text:p text:style-name="P11"/>
      <text:p text:style-name="P11">Para resolver el problema de la impresión de la matriz se guard<text:span text:style-name="T4">ó</text:span> en un espacio <text:span text:style-name="T4">de la</text:span> memoria el siguiente string “. <text:s text:c="4"/>“ (un punto y tres espacios), el cual en diferentes etiquetas (para los diferentes tamaños de la matriz de los puntos) se imprime múltiples <text:span text:style-name="T4">veces seguidas</text:span> para formar una línea, la etiqueta consiste en un ciclo que imprime la cantidad de puntos según la elección de tamaño que hace el usuario. Debido a que el string anteriormente mencionado termina en un espacio vacío, guardamos otro string “.” <text:span text:style-name="T4">(un punto) </text:span>para colocar al final de cada línea y así lograr que la <text:span text:style-name="T4">matriz</text:span> se vea completa en cada una de sus líneas.</text:p>
      <text:p text:style-name="P12"/>
      <text:p text:style-name="P12">Para los menús de opciones de cantidad de jugadores y el tamaño de las matrices, se puso en práctica lo aprendido durante las lecciones de Arquitectura de Computadores, se crearon etiquetas para imprimir las opciones (con el servicio write “4”). Para que el usuario fuera capaz de elegir una de las opciones, se agregaron las etiquetas en las que se hace uso del servicio read (3), para lograr guardar la opción o el valor que el usuario eligiera, de antemano se crearon en el section .bss, “variables” en las que luego se almacenaría ese valor y se utilizaría para verificar la existencia y validez de la elección.</text:p>
      <text:p text:style-name="P12"/>
      <text:p text:style-name="P12">Por el lado del uso del <text:span text:style-name="T5">lenguaje</text:span> de nasm, se lidió con diferentes inconvenientes como por ejemplo, en algunos momentos omitía algunas etiquetas o se brincaba partes del código y pasaba a la siguiente instrucción sin un “jmp” o un “call”, para resolver este problema “obligamos” al sistema a leer la etiqueta, solicitando un doble “input”.</text:p>
      <text:p text:style-name="P12"/>
      <text:p text:style-name="P12">Conclusiones y recomendaciones.</text:p>
      <text:p text:style-name="P12"/>
      <text:p text:style-name="P12">Para las personas que se aventuren en la programación del juego “Puntos”, les recomiendo que tengan al alcance el manual de instrucciones de nasm, de esta manera se facilitarán el uso de cada una de los comandos necesarios para la programación en nasm. <text:s text:c="2"/></text:p>
      <text:p text:style-name="P12"/>
      <text:p text:style-name="P10"/>
      <text:p text:style-name="P10"/>
      <text:p text:style-name="P9"/>
      <text:p text:style-name="P9"/>
      <text:p text:style-name="P9"/>
      <text:p text:style-name="P9"><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C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ose </meta:initial-creator>
    <dc:creator>Yirlany Fonseca</dc:creator>
    <meta:creation-date>2015-06-24T18:06:00Z</meta:creation-date>
    <dc:date>2016-05-03T19:57:46.448136480</dc:date>
    <meta:editing-cycles>6</meta:editing-cycles>
    <meta:editing-duration>PT1H59M52S</meta:editing-duration>
    <meta:document-statistic meta:table-count="0" meta:image-count="0" meta:object-count="0" meta:page-count="3" meta:paragraph-count="13" meta:word-count="344" meta:character-count="2025" meta:non-whitespace-character-count="1687"/>
    <meta:template xlink:type="simple" xlink:actuate="onRequest" xlink:title="" xlink:href="../../../../Descargas/plantilla_docu.odt/Normal.dotm"/>
  </office:meta>
</office:document-meta>
</file>